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sicHistogram2" table:style-name="ta1">
        <table:shapes>
          <draw:frame draw:z-index="0" draw:style-name="gr1" draw:text-style-name="P1" svg:width="367.16mm" svg:height="173.25mm" svg:x="46.45mm" svg:y="15.61mm">
            <loext:p draw:notify-on-update-of-ranges="basicHistogram2.A1:basicHistogram2.A1 basicHistogram2.A2:basicHistogram2.A35 basicHistogram2.B1:basicHistogram2.B1 basicHistogram2.B2:basicHistogram2.B35 basicHistogram2.C1:basicHistogram2.C1 basicHistogram2.C2:basicHistogram2.C35 basicHistogram2.D1:basicHistogram2.D1 basicHistogram2.D2:basicHistogram2.D35 basicHistogram2.E1:basicHistogram2.E1 basicHistogram2.E2:basicHistogram2.E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konzisztencia</text:p>
          </table:table-cell>
          <table:table-cell office:value-type="string" calcext:value-type="string">
            <text:p>6 darab</text:p>
          </table:table-cell>
          <table:table-cell office:value-type="string" calcext:value-type="string">
            <text:p>5 darab</text:p>
          </table:table-cell>
          <table:table-cell office:value-type="string" calcext:value-type="string">
            <text:p>4 darab</text:p>
          </table:table-cell>
          <table:table-cell office:value-type="string" calcext:value-type="string">
            <text:p>3 darab</text:p>
          </table:table-cell>
          <table:table-cell table:number-columns-repeated="2"/>
          <table:table-cell office:value-type="string" calcext:value-type="string">
            <text:p>mátrixok száma</text:p>
          </table:table-cell>
          <table:table-cell office:value-type="string" calcext:value-type="string">
            <text:p>átlagos egészek szá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0352" calcext:value-type="float">
            <text:p>0,580352</text:p>
          </table:table-cell>
          <table:table-cell office:value-type="float" office:value="0.419648" calcext:value-type="float">
            <text:p>0,4196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591" calcext:value-type="float">
            <text:p>37591</text:p>
          </table:table-cell>
          <table:table-cell office:value-type="float" office:value="0.419648" calcext:value-type="float">
            <text:p>0,419648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645826" calcext:value-type="float">
            <text:p>0,645826</text:p>
          </table:table-cell>
          <table:table-cell office:value-type="float" office:value="0.35138" calcext:value-type="float">
            <text:p>0,35138</text:p>
          </table:table-cell>
          <table:table-cell office:value-type="float" office:value="0.00279398" calcext:value-type="float">
            <text:p>0,002793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9999998" calcext:value-type="float">
            <text:p>0,99999998</text:p>
          </table:table-cell>
          <table:table-cell office:value-type="float" office:value="81604" calcext:value-type="float">
            <text:p>81604</text:p>
          </table:table-cell>
          <table:table-cell office:value-type="float" office:value="0.356968" calcext:value-type="float">
            <text:p>0,356968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649956" calcext:value-type="float">
            <text:p>0,649956</text:p>
          </table:table-cell>
          <table:table-cell office:value-type="float" office:value="0.336289" calcext:value-type="float">
            <text:p>0,336289</text:p>
          </table:table-cell>
          <table:table-cell office:value-type="float" office:value="0.0137553" calcext:value-type="float">
            <text:p>0,01375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000003" calcext:value-type="float">
            <text:p>1,0000003</text:p>
          </table:table-cell>
          <table:table-cell office:value-type="float" office:value="93491" calcext:value-type="float">
            <text:p>93491</text:p>
          </table:table-cell>
          <table:table-cell office:value-type="float" office:value="0.3638" calcext:value-type="float">
            <text:p>0,3638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0.563294" calcext:value-type="float">
            <text:p>0,563294</text:p>
          </table:table-cell>
          <table:table-cell office:value-type="float" office:value="0.398516" calcext:value-type="float">
            <text:p>0,398516</text:p>
          </table:table-cell>
          <table:table-cell office:value-type="float" office:value="0.0381908" calcext:value-type="float">
            <text:p>0,03819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000008" calcext:value-type="float">
            <text:p>1,0000008</text:p>
          </table:table-cell>
          <table:table-cell office:value-type="float" office:value="83397" calcext:value-type="float">
            <text:p>83397</text:p>
          </table:table-cell>
          <table:table-cell office:value-type="float" office:value="0.474897" calcext:value-type="float">
            <text:p>0,474897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0.407592" calcext:value-type="float">
            <text:p>0,407592</text:p>
          </table:table-cell>
          <table:table-cell office:value-type="float" office:value="0.499168" calcext:value-type="float">
            <text:p>0,499168</text:p>
          </table:table-cell>
          <table:table-cell office:value-type="float" office:value="0.0932405" calcext:value-type="float">
            <text:p>0,0932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000005" calcext:value-type="float">
            <text:p>1,0000005</text:p>
          </table:table-cell>
          <table:table-cell office:value-type="float" office:value="69680" calcext:value-type="float">
            <text:p>69680</text:p>
          </table:table-cell>
          <table:table-cell office:value-type="float" office:value="0.685649" calcext:value-type="float">
            <text:p>0,685649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285266" calcext:value-type="float">
            <text:p>0,285266</text:p>
          </table:table-cell>
          <table:table-cell office:value-type="float" office:value="0.539278" calcext:value-type="float">
            <text:p>0,539278</text:p>
          </table:table-cell>
          <table:table-cell office:value-type="float" office:value="0.175456" calcext:value-type="float">
            <text:p>0,175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769" calcext:value-type="float">
            <text:p>55769</text:p>
          </table:table-cell>
          <table:table-cell office:value-type="float" office:value="0.89019" calcext:value-type="float">
            <text:p>0,89019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0.205541" calcext:value-type="float">
            <text:p>0,205541</text:p>
          </table:table-cell>
          <table:table-cell office:value-type="float" office:value="0.517862" calcext:value-type="float">
            <text:p>0,517862</text:p>
          </table:table-cell>
          <table:table-cell office:value-type="float" office:value="0.276598" calcext:value-type="float">
            <text:p>0,2765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00001" calcext:value-type="float">
            <text:p>1,000001</text:p>
          </table:table-cell>
          <table:table-cell office:value-type="float" office:value="48876" calcext:value-type="float">
            <text:p>48876</text:p>
          </table:table-cell>
          <table:table-cell office:value-type="float" office:value="0.7106" calcext:value-type="float">
            <text:p>0,710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147568" calcext:value-type="float">
            <text:p>0,147568</text:p>
          </table:table-cell>
          <table:table-cell office:value-type="float" office:value="0.474975" calcext:value-type="float">
            <text:p>0,474975</text:p>
          </table:table-cell>
          <table:table-cell office:value-type="float" office:value="0.377457" calcext:value-type="float">
            <text:p>0,377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274" calcext:value-type="float">
            <text:p>45274</text:p>
          </table:table-cell>
          <table:table-cell office:value-type="float" office:value="1.22989" calcext:value-type="float">
            <text:p>1,22989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1047" calcext:value-type="float">
            <text:p>0,1047</text:p>
          </table:table-cell>
          <table:table-cell office:value-type="float" office:value="0.41943" calcext:value-type="float">
            <text:p>0,41943</text:p>
          </table:table-cell>
          <table:table-cell office:value-type="float" office:value="0.47587" calcext:value-type="float">
            <text:p>0,475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913" calcext:value-type="float">
            <text:p>42913</text:p>
          </table:table-cell>
          <table:table-cell office:value-type="float" office:value="1.37117" calcext:value-type="float">
            <text:p>1,37117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.0684286" calcext:value-type="float">
            <text:p>0,0684286</text:p>
          </table:table-cell>
          <table:table-cell office:value-type="float" office:value="0.394637" calcext:value-type="float">
            <text:p>0,394637</text:p>
          </table:table-cell>
          <table:table-cell office:value-type="float" office:value="0.536934" calcext:value-type="float">
            <text:p>0,536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999996" calcext:value-type="float">
            <text:p>0,9999996</text:p>
          </table:table-cell>
          <table:table-cell office:value-type="float" office:value="41357" calcext:value-type="float">
            <text:p>41357</text:p>
          </table:table-cell>
          <table:table-cell office:value-type="float" office:value="1.46851" calcext:value-type="float">
            <text:p>1,46851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394743" calcext:value-type="float">
            <text:p>0,0394743</text:p>
          </table:table-cell>
          <table:table-cell office:value-type="float" office:value="0.38555" calcext:value-type="float">
            <text:p>0,38555</text:p>
          </table:table-cell>
          <table:table-cell office:value-type="float" office:value="0.574975" calcext:value-type="float">
            <text:p>0,5749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999993" calcext:value-type="float">
            <text:p>0,9999993</text:p>
          </table:table-cell>
          <table:table-cell office:value-type="float" office:value="42534" calcext:value-type="float">
            <text:p>42534</text:p>
          </table:table-cell>
          <table:table-cell office:value-type="float" office:value="1.5355" calcext:value-type="float">
            <text:p>1,5355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0.017381" calcext:value-type="float">
            <text:p>0,017381</text:p>
          </table:table-cell>
          <table:table-cell office:value-type="float" office:value="0.380617" calcext:value-type="float">
            <text:p>0,380617</text:p>
          </table:table-cell>
          <table:table-cell office:value-type="float" office:value="0.602002" calcext:value-type="float">
            <text:p>0,602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367" calcext:value-type="float">
            <text:p>41367</text:p>
          </table:table-cell>
          <table:table-cell office:value-type="float" office:value="1.58462" calcext:value-type="float">
            <text:p>1,58462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0.00380646" calcext:value-type="float">
            <text:p>0,00380646</text:p>
          </table:table-cell>
          <table:table-cell office:value-type="float" office:value="0.378117" calcext:value-type="float">
            <text:p>0,378117</text:p>
          </table:table-cell>
          <table:table-cell office:value-type="float" office:value="0.618077" calcext:value-type="float">
            <text:p>0,618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0000046" calcext:value-type="float">
            <text:p>1,00000046</text:p>
          </table:table-cell>
          <table:table-cell office:value-type="float" office:value="39144" calcext:value-type="float">
            <text:p>39144</text:p>
          </table:table-cell>
          <table:table-cell office:value-type="float" office:value="1.61427" calcext:value-type="float">
            <text:p>1,61427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0.000208252" calcext:value-type="float">
            <text:p>0,000208252</text:p>
          </table:table-cell>
          <table:table-cell office:value-type="float" office:value="0.382923" calcext:value-type="float">
            <text:p>0,382923</text:p>
          </table:table-cell>
          <table:table-cell office:value-type="float" office:value="0.616868" calcext:value-type="float">
            <text:p>0,616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99999252" calcext:value-type="float">
            <text:p>0,999999252</text:p>
          </table:table-cell>
          <table:table-cell office:value-type="float" office:value="38415" calcext:value-type="float">
            <text:p>38415</text:p>
          </table:table-cell>
          <table:table-cell office:value-type="float" office:value="1.61666" calcext:value-type="float">
            <text:p>1,61666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 office:value-type="float" office:value="0.387392" calcext:value-type="float">
            <text:p>0,387392</text:p>
          </table:table-cell>
          <table:table-cell office:value-type="float" office:value="0.612608" calcext:value-type="float">
            <text:p>0,6126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850" calcext:value-type="float">
            <text:p>35850</text:p>
          </table:table-cell>
          <table:table-cell office:value-type="float" office:value="1.61261" calcext:value-type="float">
            <text:p>1,61261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0.392292" calcext:value-type="float">
            <text:p>0,392292</text:p>
          </table:table-cell>
          <table:table-cell office:value-type="float" office:value="0.607708" calcext:value-type="float">
            <text:p>0,6077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742" calcext:value-type="float">
            <text:p>34742</text:p>
          </table:table-cell>
          <table:table-cell office:value-type="float" office:value="1.60771" calcext:value-type="float">
            <text:p>1,60771</text:p>
          </table:table-cell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0" calcext:value-type="float">
            <text:p>0</text:p>
          </table:table-cell>
          <table:table-cell office:value-type="float" office:value="0.40019" calcext:value-type="float">
            <text:p>0,40019</text:p>
          </table:table-cell>
          <table:table-cell office:value-type="float" office:value="0.59981" calcext:value-type="float">
            <text:p>0,599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85" calcext:value-type="float">
            <text:p>31585</text:p>
          </table:table-cell>
          <table:table-cell office:value-type="float" office:value="1.59981" calcext:value-type="float">
            <text:p>1,59981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0" calcext:value-type="float">
            <text:p>0</text:p>
          </table:table-cell>
          <table:table-cell office:value-type="float" office:value="0.410081" calcext:value-type="float">
            <text:p>0,410081</text:p>
          </table:table-cell>
          <table:table-cell office:value-type="float" office:value="0.589919" calcext:value-type="float">
            <text:p>0,589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270" calcext:value-type="float">
            <text:p>28270</text:p>
          </table:table-cell>
          <table:table-cell office:value-type="float" office:value="1.58992" calcext:value-type="float">
            <text:p>1,58992</text:p>
          </table:table-cell>
        </table:table-row>
        <table:table-row table:style-name="ro1"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office:value-type="float" office:value="0.427739" calcext:value-type="float">
            <text:p>0,427739</text:p>
          </table:table-cell>
          <table:table-cell office:value-type="float" office:value="0.572261" calcext:value-type="float">
            <text:p>0,572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69" calcext:value-type="float">
            <text:p>25069</text:p>
          </table:table-cell>
          <table:table-cell office:value-type="float" office:value="1.57226" calcext:value-type="float">
            <text:p>1,57226</text:p>
          </table:table-cell>
        </table:table-row>
        <table:table-row table:style-name="ro1">
          <table:table-cell office:value-type="float" office:value="2.09" calcext:value-type="float">
            <text:p>2,09</text:p>
          </table:table-cell>
          <table:table-cell office:value-type="float" office:value="0" calcext:value-type="float">
            <text:p>0</text:p>
          </table:table-cell>
          <table:table-cell office:value-type="float" office:value="0.445163" calcext:value-type="float">
            <text:p>0,445163</text:p>
          </table:table-cell>
          <table:table-cell office:value-type="float" office:value="0.554837" calcext:value-type="float">
            <text:p>0,5548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172" calcext:value-type="float">
            <text:p>21172</text:p>
          </table:table-cell>
          <table:table-cell office:value-type="float" office:value="1.55484" calcext:value-type="float">
            <text:p>1,55484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0.466159" calcext:value-type="float">
            <text:p>0,466159</text:p>
          </table:table-cell>
          <table:table-cell office:value-type="float" office:value="0.533841" calcext:value-type="float">
            <text:p>0,533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97" calcext:value-type="float">
            <text:p>17597</text:p>
          </table:table-cell>
          <table:table-cell office:value-type="float" office:value="1.53384" calcext:value-type="float">
            <text:p>1,53384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office:value-type="float" office:value="0.487775" calcext:value-type="float">
            <text:p>0,487775</text:p>
          </table:table-cell>
          <table:table-cell office:value-type="float" office:value="0.512225" calcext:value-type="float">
            <text:p>0,512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19" calcext:value-type="float">
            <text:p>14519</text:p>
          </table:table-cell>
          <table:table-cell office:value-type="float" office:value="1.51223" calcext:value-type="float">
            <text:p>1,51223</text:p>
          </table:table-cell>
        </table:table-row>
        <table:table-row table:style-name="ro1">
          <table:table-cell office:value-type="float" office:value="2.42" calcext:value-type="float">
            <text:p>2,42</text:p>
          </table:table-cell>
          <table:table-cell office:value-type="float" office:value="0" calcext:value-type="float">
            <text:p>0</text:p>
          </table:table-cell>
          <table:table-cell office:value-type="float" office:value="0.499298" calcext:value-type="float">
            <text:p>0,499298</text:p>
          </table:table-cell>
          <table:table-cell office:value-type="float" office:value="0.500702" calcext:value-type="float">
            <text:p>0,5007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394" calcext:value-type="float">
            <text:p>11394</text:p>
          </table:table-cell>
          <table:table-cell office:value-type="float" office:value="1.5007" calcext:value-type="float">
            <text:p>1,5007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  <table:table-cell office:value-type="float" office:value="0" calcext:value-type="float">
            <text:p>0</text:p>
          </table:table-cell>
          <table:table-cell office:value-type="float" office:value="0.530154" calcext:value-type="float">
            <text:p>0,530154</text:p>
          </table:table-cell>
          <table:table-cell office:value-type="float" office:value="0.469846" calcext:value-type="float">
            <text:p>0,469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56" calcext:value-type="float">
            <text:p>8556</text:p>
          </table:table-cell>
          <table:table-cell office:value-type="float" office:value="1.46985" calcext:value-type="float">
            <text:p>1,46985</text:p>
          </table:table-cell>
        </table:table-row>
        <table:table-row table:style-name="ro1"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</text:p>
          </table:table-cell>
          <table:table-cell office:value-type="float" office:value="0.544769" calcext:value-type="float">
            <text:p>0,544769</text:p>
          </table:table-cell>
          <table:table-cell office:value-type="float" office:value="0.455231" calcext:value-type="float">
            <text:p>0,4552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32" calcext:value-type="float">
            <text:p>6232</text:p>
          </table:table-cell>
          <table:table-cell office:value-type="float" office:value="1.45523" calcext:value-type="float">
            <text:p>1,45523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office:value-type="float" office:value="0.564987" calcext:value-type="float">
            <text:p>0,564987</text:p>
          </table:table-cell>
          <table:table-cell office:value-type="float" office:value="0.435013" calcext:value-type="float">
            <text:p>0,435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47" calcext:value-type="float">
            <text:p>4347</text:p>
          </table:table-cell>
          <table:table-cell office:value-type="float" office:value="1.43501" calcext:value-type="float">
            <text:p>1,43501</text:p>
          </table:table-cell>
        </table:table-row>
        <table:table-row table:style-name="ro1">
          <table:table-cell office:value-type="float" office:value="2.86" calcext:value-type="float">
            <text:p>2,86</text:p>
          </table:table-cell>
          <table:table-cell office:value-type="float" office:value="0" calcext:value-type="float">
            <text:p>0</text:p>
          </table:table-cell>
          <table:table-cell office:value-type="float" office:value="0.574869" calcext:value-type="float">
            <text:p>0,574869</text:p>
          </table:table-cell>
          <table:table-cell office:value-type="float" office:value="0.425131" calcext:value-type="float">
            <text:p>0,425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5" calcext:value-type="float">
            <text:p>2865</text:p>
          </table:table-cell>
          <table:table-cell office:value-type="float" office:value="1.42513" calcext:value-type="float">
            <text:p>1,42513</text:p>
          </table:table-cell>
        </table:table-row>
        <table:table-row table:style-name="ro1">
          <table:table-cell office:value-type="float" office:value="2.97" calcext:value-type="float">
            <text:p>2,97</text:p>
          </table:table-cell>
          <table:table-cell office:value-type="float" office:value="0" calcext:value-type="float">
            <text:p>0</text:p>
          </table:table-cell>
          <table:table-cell office:value-type="float" office:value="0.586906" calcext:value-type="float">
            <text:p>0,586906</text:p>
          </table:table-cell>
          <table:table-cell office:value-type="float" office:value="0.413094" calcext:value-type="float">
            <text:p>0,4130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26" calcext:value-type="float">
            <text:p>1726</text:p>
          </table:table-cell>
          <table:table-cell office:value-type="float" office:value="1.41309" calcext:value-type="float">
            <text:p>1,41309</text:p>
          </table:table-cell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0" calcext:value-type="float">
            <text:p>0</text:p>
          </table:table-cell>
          <table:table-cell office:value-type="float" office:value="0.609278" calcext:value-type="float">
            <text:p>0,609278</text:p>
          </table:table-cell>
          <table:table-cell office:value-type="float" office:value="0.390722" calcext:value-type="float">
            <text:p>0,3907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.39072" calcext:value-type="float">
            <text:p>1,39072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  <table:table-cell office:value-type="float" office:value="0" calcext:value-type="float">
            <text:p>0</text:p>
          </table:table-cell>
          <table:table-cell office:value-type="float" office:value="0.610063" calcext:value-type="float">
            <text:p>0,610063</text:p>
          </table:table-cell>
          <table:table-cell office:value-type="float" office:value="0.389937" calcext:value-type="float">
            <text:p>0,3899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1.38994" calcext:value-type="float">
            <text:p>1,38994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0.618812" calcext:value-type="float">
            <text:p>0,618812</text:p>
          </table:table-cell>
          <table:table-cell office:value-type="float" office:value="0.381188" calcext:value-type="float">
            <text:p>0,381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.38119" calcext:value-type="float">
            <text:p>1,38119</text:p>
          </table:table-cell>
        </table:table-row>
        <table:table-row table:style-name="ro1">
          <table:table-cell office:value-type="float" office:value="3.41" calcext:value-type="float">
            <text:p>3,41</text:p>
          </table:table-cell>
          <table:table-cell office:value-type="float" office:value="0" calcext:value-type="float">
            <text:p>0</text:p>
          </table:table-cell>
          <table:table-cell office:value-type="float" office:value="0.616438" calcext:value-type="float">
            <text:p>0,616438</text:p>
          </table:table-cell>
          <table:table-cell office:value-type="float" office:value="0.383562" calcext:value-type="float">
            <text:p>0,3835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.38356" calcext:value-type="float">
            <text:p>1,38356</text:p>
          </table:table-cell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0" calcext:value-type="float">
            <text:p>0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26667" calcext:value-type="float">
            <text:p>1,26667</text:p>
          </table:table-cell>
        </table:table-row>
        <table:table-row table:style-name="ro1">
          <table:table-cell office:value-type="float" office:value="3.63" calcext:value-type="float">
            <text:p>3,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19:55:30.020093461</dc:date>
    <meta:editing-duration>PT3M18S</meta:editing-duration>
    <meta:editing-cycles>2</meta:editing-cycles>
    <meta:generator>LibreOffice/5.1.6.2$Linux_X86_64 LibreOffice_project/10m0$Build-2</meta:generator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717cm" svg:height="17.326cm" xlink:href=".." xlink:type="simple" chart:class="chart:area" chart:style-name="ch1">
        <chart:legend chart:legend-position="end" svg:x="34.824cm" svg:y="7.617cm" style:legend-expansion="high" chart:style-name="ch2"/>
        <chart:plot-area chart:style-name="ch3" table:cell-range-address="basicHistogram2.A1:basicHistogram2.E35" chart:data-source-has-labels="both" svg:x="0.734cm" svg:y="0.346cm" svg:width="33.356cm" svg:height="16.634cm">
          <chartooo:coordinate-region svg:x="1.461cm" svg:y="0.546cm" svg:width="32.297cm" svg:height="15.787cm"/>
          <chart:axis chart:dimension="x" chart:name="primary-x" chart:style-name="ch4" chartooo:axis-type="auto">
            <chartooo:date-scale/>
            <chart:categories table:cell-range-address="basicHistogram2.A2:basicHistogram2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asicHistogram2.B2:basicHistogram2.B35" chart:label-cell-address="basicHistogram2.B1:basicHistogram2.B1" chart:class="chart:area">
            <chart:data-point chart:repeated="34"/>
          </chart:series>
          <chart:series chart:style-name="ch7" chart:values-cell-range-address="basicHistogram2.C2:basicHistogram2.C35" chart:label-cell-address="basicHistogram2.C1:basicHistogram2.C1" chart:class="chart:area">
            <chart:data-point chart:repeated="34"/>
          </chart:series>
          <chart:series chart:style-name="ch8" chart:values-cell-range-address="basicHistogram2.D2:basicHistogram2.D35" chart:label-cell-address="basicHistogram2.D1:basicHistogram2.D1" chart:class="chart:area">
            <chart:data-point chart:repeated="34"/>
          </chart:series>
          <chart:series chart:style-name="ch9" chart:values-cell-range-address="basicHistogram2.E2:basicHistogram2.E35" chart:label-cell-address="basicHistogram2.E1:basicHistogram2.E1" chart:class="chart:area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 darab</text:p>
                <draw:g>
                  <svg:desc>basicHistogram2.B1:basicHistogram2.B1</svg:desc>
                </draw:g>
              </table:table-cell>
              <table:table-cell office:value-type="string">
                <text:p>5 darab</text:p>
                <draw:g>
                  <svg:desc>basicHistogram2.C1:basicHistogram2.C1</svg:desc>
                </draw:g>
              </table:table-cell>
              <table:table-cell office:value-type="string">
                <text:p>4 darab</text:p>
                <draw:g>
                  <svg:desc>basicHistogram2.D1:basicHistogram2.D1</svg:desc>
                </draw:g>
              </table:table-cell>
              <table:table-cell office:value-type="string">
                <text:p>3 darab</text:p>
                <draw:g>
                  <svg:desc>basicHistogram2.E1:basicHistogram2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asicHistogram2.A2:basicHistogram2.A35</svg:desc>
                </draw:g>
              </table:table-cell>
              <table:table-cell office:value-type="float" office:value="0.580352">
                <text:p>0.580352</text:p>
                <draw:g>
                  <svg:desc>basicHistogram2.B2:basicHistogram2.B35</svg:desc>
                </draw:g>
              </table:table-cell>
              <table:table-cell office:value-type="float" office:value="0.419648">
                <text:p>0.419648</text:p>
                <draw:g>
                  <svg:desc>basicHistogram2.C2:basicHistogram2.C35</svg:desc>
                </draw:g>
              </table:table-cell>
              <table:table-cell office:value-type="float" office:value="0">
                <text:p>0</text:p>
                <draw:g>
                  <svg:desc>basicHistogram2.D2:basicHistogram2.D35</svg:desc>
                </draw:g>
              </table:table-cell>
              <table:table-cell office:value-type="float" office:value="0">
                <text:p>0</text:p>
                <draw:g>
                  <svg:desc>basicHistogram2.E2:basicHistogram2.E35</svg:desc>
                </draw:g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645826">
                <text:p>0.645826</text:p>
              </table:table-cell>
              <table:table-cell office:value-type="float" office:value="0.35138">
                <text:p>0.35138</text:p>
              </table:table-cell>
              <table:table-cell office:value-type="float" office:value="0.00279398">
                <text:p>0.0027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649956">
                <text:p>0.649956</text:p>
              </table:table-cell>
              <table:table-cell office:value-type="float" office:value="0.336289">
                <text:p>0.336289</text:p>
              </table:table-cell>
              <table:table-cell office:value-type="float" office:value="0.0137553">
                <text:p>0.013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563294">
                <text:p>0.563294</text:p>
              </table:table-cell>
              <table:table-cell office:value-type="float" office:value="0.398516">
                <text:p>0.398516</text:p>
              </table:table-cell>
              <table:table-cell office:value-type="float" office:value="0.0381908">
                <text:p>0.038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407592">
                <text:p>0.407592</text:p>
              </table:table-cell>
              <table:table-cell office:value-type="float" office:value="0.499168">
                <text:p>0.499168</text:p>
              </table:table-cell>
              <table:table-cell office:value-type="float" office:value="0.0932405">
                <text:p>0.093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285266">
                <text:p>0.285266</text:p>
              </table:table-cell>
              <table:table-cell office:value-type="float" office:value="0.539278">
                <text:p>0.539278</text:p>
              </table:table-cell>
              <table:table-cell office:value-type="float" office:value="0.175456">
                <text:p>0.17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205541">
                <text:p>0.205541</text:p>
              </table:table-cell>
              <table:table-cell office:value-type="float" office:value="0.517862">
                <text:p>0.517862</text:p>
              </table:table-cell>
              <table:table-cell office:value-type="float" office:value="0.276598">
                <text:p>0.27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147568">
                <text:p>0.147568</text:p>
              </table:table-cell>
              <table:table-cell office:value-type="float" office:value="0.474975">
                <text:p>0.474975</text:p>
              </table:table-cell>
              <table:table-cell office:value-type="float" office:value="0.377457">
                <text:p>0.377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1047">
                <text:p>0.1047</text:p>
              </table:table-cell>
              <table:table-cell office:value-type="float" office:value="0.41943">
                <text:p>0.41943</text:p>
              </table:table-cell>
              <table:table-cell office:value-type="float" office:value="0.47587">
                <text:p>0.4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0684286">
                <text:p>0.0684286</text:p>
              </table:table-cell>
              <table:table-cell office:value-type="float" office:value="0.394637">
                <text:p>0.394637</text:p>
              </table:table-cell>
              <table:table-cell office:value-type="float" office:value="0.536934">
                <text:p>0.53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394743">
                <text:p>0.0394743</text:p>
              </table:table-cell>
              <table:table-cell office:value-type="float" office:value="0.38555">
                <text:p>0.38555</text:p>
              </table:table-cell>
              <table:table-cell office:value-type="float" office:value="0.574975">
                <text:p>0.574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0.017381">
                <text:p>0.017381</text:p>
              </table:table-cell>
              <table:table-cell office:value-type="float" office:value="0.380617">
                <text:p>0.380617</text:p>
              </table:table-cell>
              <table:table-cell office:value-type="float" office:value="0.602002">
                <text:p>0.60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00380646">
                <text:p>0.00380646</text:p>
              </table:table-cell>
              <table:table-cell office:value-type="float" office:value="0.378117">
                <text:p>0.378117</text:p>
              </table:table-cell>
              <table:table-cell office:value-type="float" office:value="0.618077">
                <text:p>0.618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0.000208252">
                <text:p>0.000208252</text:p>
              </table:table-cell>
              <table:table-cell office:value-type="float" office:value="0.382923">
                <text:p>0.382923</text:p>
              </table:table-cell>
              <table:table-cell office:value-type="float" office:value="0.616868">
                <text:p>0.616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  <table:table-cell office:value-type="float" office:value="0.387392">
                <text:p>0.387392</text:p>
              </table:table-cell>
              <table:table-cell office:value-type="float" office:value="0.612608">
                <text:p>0.612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.392292">
                <text:p>0.392292</text:p>
              </table:table-cell>
              <table:table-cell office:value-type="float" office:value="0.607708">
                <text:p>0.607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  <table:table-cell office:value-type="float" office:value="0.40019">
                <text:p>0.40019</text:p>
              </table:table-cell>
              <table:table-cell office:value-type="float" office:value="0.59981">
                <text:p>0.5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0">
                <text:p>0</text:p>
              </table:table-cell>
              <table:table-cell office:value-type="float" office:value="0.410081">
                <text:p>0.410081</text:p>
              </table:table-cell>
              <table:table-cell office:value-type="float" office:value="0.589919">
                <text:p>0.589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.427739">
                <text:p>0.427739</text:p>
              </table:table-cell>
              <table:table-cell office:value-type="float" office:value="0.572261">
                <text:p>0.57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0">
                <text:p>0</text:p>
              </table:table-cell>
              <table:table-cell office:value-type="float" office:value="0.445163">
                <text:p>0.445163</text:p>
              </table:table-cell>
              <table:table-cell office:value-type="float" office:value="0.554837">
                <text:p>0.554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.466159">
                <text:p>0.466159</text:p>
              </table:table-cell>
              <table:table-cell office:value-type="float" office:value="0.533841">
                <text:p>0.533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0">
                <text:p>0</text:p>
              </table:table-cell>
              <table:table-cell office:value-type="float" office:value="0.487775">
                <text:p>0.487775</text:p>
              </table:table-cell>
              <table:table-cell office:value-type="float" office:value="0.512225">
                <text:p>0.512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  <table:table-cell office:value-type="float" office:value="0.499298">
                <text:p>0.499298</text:p>
              </table:table-cell>
              <table:table-cell office:value-type="float" office:value="0.500702">
                <text:p>0.500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0">
                <text:p>0</text:p>
              </table:table-cell>
              <table:table-cell office:value-type="float" office:value="0.530154">
                <text:p>0.530154</text:p>
              </table:table-cell>
              <table:table-cell office:value-type="float" office:value="0.469846">
                <text:p>0.469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  <table:table-cell office:value-type="float" office:value="0.544769">
                <text:p>0.544769</text:p>
              </table:table-cell>
              <table:table-cell office:value-type="float" office:value="0.455231">
                <text:p>0.455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.564987">
                <text:p>0.564987</text:p>
              </table:table-cell>
              <table:table-cell office:value-type="float" office:value="0.435013">
                <text:p>0.43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  <table:table-cell office:value-type="float" office:value="0.574869">
                <text:p>0.574869</text:p>
              </table:table-cell>
              <table:table-cell office:value-type="float" office:value="0.425131">
                <text:p>0.42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0">
                <text:p>0</text:p>
              </table:table-cell>
              <table:table-cell office:value-type="float" office:value="0.586906">
                <text:p>0.586906</text:p>
              </table:table-cell>
              <table:table-cell office:value-type="float" office:value="0.413094">
                <text:p>0.413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0.609278">
                <text:p>0.609278</text:p>
              </table:table-cell>
              <table:table-cell office:value-type="float" office:value="0.390722">
                <text:p>0.390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0">
                <text:p>0</text:p>
              </table:table-cell>
              <table:table-cell office:value-type="float" office:value="0.610063">
                <text:p>0.610063</text:p>
              </table:table-cell>
              <table:table-cell office:value-type="float" office:value="0.389937">
                <text:p>0.38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.618812">
                <text:p>0.618812</text:p>
              </table:table-cell>
              <table:table-cell office:value-type="float" office:value="0.381188">
                <text:p>0.38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0">
                <text:p>0</text:p>
              </table:table-cell>
              <table:table-cell office:value-type="float" office:value="0.616438">
                <text:p>0.616438</text:p>
              </table:table-cell>
              <table:table-cell office:value-type="float" office:value="0.383562">
                <text:p>0.383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.733333">
                <text:p>0.733333</text:p>
              </table:table-cell>
              <table:table-cell office:value-type="float" office:value="0.266667">
                <text:p>0.2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